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cm" svg:y="6.771cm" presentation:class="title" presentation:user-transformed="true">
          <draw:text-box>
            <text:p>INTRUDER DET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16:01:42.697312396</meta:creation-date>
    <dc:date>2019-04-08T16:36:13.167133061</dc:date>
    <meta:editing-duration>PT24M20S</meta:editing-duration>
    <meta:editing-cycles>1</meta:editing-cycles>
    <meta:document-statistic meta:object-count="26"/>
    <meta:generator>LibreOffice/6.0.7.3$Linux_X86_64 LibreOffice_project/00m0$Build-3</meta:generator>
  </office:meta>
</office:document-meta>
</file>